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79mm" fo:break-before="auto" style:use-optimal-row-height="false"/>
    </style:style>
    <style:style style:name="ro7" style:family="table-row">
      <style:table-row-properties style:row-height="8.2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diagonal-bl-tr="none" style:diagonal-tl-br="none" fo:border="0.06pt solid #000000" fo:padding="0.71mm" style:rotation-align="none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06pt solid #000000" fo:padding="0.71mm" style:rotation-align="non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82mm" svg:height="90.2mm" svg:x="129.27mm" svg:y="41.44mm">
            <draw:object draw:notify-on-update-of-ranges="Wykres_liniowa1.D8:Wykres_liniowa1.D28 Wykres_liniowa1.E7:Wykres_liniowa1.E7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9mm" svg:height="89.99mm" svg:x="36.46mm" svg:y="11.3mm">
            <draw:object draw:notify-on-update-of-ranges="Wykres_liniowa2.A4:Wykres_liniowa2.A24 Wykres_liniowa2.B3:Wykres_liniowa2.B3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[.A4]/(-3)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=0;[.A5]/(-3)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=0;[.A6]/(-3)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=0;[.A7]/(-3)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=0;[.A8]/(-3)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=0;[.A9]/(-3)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0999999999999999" calcext:value-type="float">
            <text:p>-0,1</text:p>
          </table:table-cell>
          <table:table-cell table:style-name="ce10" table:formula="of:=IF([.A10]&gt;=1;[.A10]/([.A10]+2);IF([.A10]&lt;=0;[.A10]/(-3)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00000000000003" calcext:value-type="float">
            <text:p>0,05</text:p>
          </table:table-cell>
          <table:table-cell table:style-name="ce10" table:formula="of:=IF([.A11]&gt;=1;[.A11]/([.A11]+2);IF([.A11]&lt;=0;[.A11]/(-3);[.A11]*[.A11]/3))" office:value-type="float" office:value="0.000833333333333342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=0;[.A12]/(-3);[.A12]*[.A12]/3))" office:value-type="float" office:value="0.0133333333333334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=0;[.A13]/(-3)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=0;[.A14]/(-3)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=0;[.A15]/(-3);[.A15]*[.A15]/3))" office:value-type="float" office:value="0.140833333333334" calcext:value-type="float">
            <text:p>0,140833333333334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=0;[.A16]/(-3)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=0;[.A17]/(-3)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=0;[.A18]/(-3)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=0;[.A19]/(-3)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=0;[.A20]/(-3)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=0;[.A21]/(-3)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=0;[.A22]/(-3);[.A22]*[.A22]/3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=0;[.A23]/(-3);[.A23]*[.A23]/3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=0;[.A24]/(-3)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∆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106.54mm" svg:y="45.31mm">
            <draw:object draw:notify-on-update-of-ranges="Wykres_kwadratowa1.D10:Wykres_kwadratowa1.D30 Wykres_kwadratowa1.E9:Wykres_kwadratowa1.E9 Wykres_kwadratowa1.E10:Wykres_kwadratowa1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*[.D10]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*[.D11]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10]*[.B10]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*[.D12]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39" table:formula="of:=IF([.B12]&lt;0;&quot;brak rozwiązania&quot;;IF([.B12]=0;-[.B10]/2*[.A10];IF([.B12]&gt;0;-[.B10]-SQRT([.B12])/2*[.A10])))" office:value-type="string" office:string-value="brak rozwiązania" calcext:value-type="string">
            <text:p>brak rozwiązania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*[.D13]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39" table:formula="of:=IF([.B12]&lt;0;&quot;brak rozwiązania&quot;;IF([.B12]=0;-[.B10]/2*[.A10];IF([.B12]&gt;0;-[.B10]+SQRT([.B12])/2*[.A10])))" office:value-type="string" office:string-value="brak rozwiązania" calcext:value-type="string">
            <text:p>brak rozwiązania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*[.D14]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*[.D15]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*[.D16]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*[.D17]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*[.D18]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-[.B10]/2*[.A10]" office:value-type="float" office:value="0.5" calcext:value-type="float">
            <text:p>0,5</text:p>
          </table:table-cell>
          <table:table-cell table:style-name="ce5" table:formula="of:=-[.B12]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*[.D19]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*[.D20]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*[.D21]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*[.D22]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*[.D23]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*[.D24]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*[.D25]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*[.D26]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*[.D27]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*[.D28]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*[.D29]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*[.D30]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/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7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y</text:p>
          </table:table-cell>
          <table:table-cell table:style-name="ce45" table:formula="of:=[.$C$6]*([.C3]-[.$C$7])*([.C3]-[.$C$7])+[.$C$8]" office:value-type="float" office:value="-25" calcext:value-type="float">
            <text:p>-25</text:p>
          </table:table-cell>
          <table:table-cell table:style-name="ce45" table:formula="of:=[.$C$6]*([.D3]-[.$C$7])*([.D3]-[.$C$7])+[.$C$8]" office:value-type="float" office:value="-26" calcext:value-type="float">
            <text:p>-26</text:p>
          </table:table-cell>
          <table:table-cell table:style-name="ce45" table:formula="of:=[.$C$6]*([.E3]-[.$C$7])*([.E3]-[.$C$7])+[.$C$8]" office:value-type="float" office:value="-29" calcext:value-type="float">
            <text:p>-29</text:p>
          </table:table-cell>
          <table:table-cell table:style-name="ce45" table:formula="of:=[.$C$6]*([.F3]-[.$C$7])*([.F3]-[.$C$7])+[.$C$8]" office:value-type="float" office:value="-34" calcext:value-type="float">
            <text:p>-34</text:p>
          </table:table-cell>
          <table:table-cell table:style-name="ce45" table:formula="of:=[.$C$6]*([.G3]-[.$C$7])*([.G3]-[.$C$7])+[.$C$8]" office:value-type="float" office:value="-41" calcext:value-type="float">
            <text:p>-41</text:p>
          </table:table-cell>
          <table:table-cell table:style-name="ce45" table:formula="of:=[.$C$6]*([.H3]-[.$C$7])*([.H3]-[.$C$7])+[.$C$8]" office:value-type="float" office:value="-50" calcext:value-type="float">
            <text:p>-50</text:p>
          </table:table-cell>
          <table:table-cell table:style-name="ce45" table:formula="of:=[.$C$6]*([.I3]-[.$C$7])*([.I3]-[.$C$7])+[.$C$8]" office:value-type="float" office:value="-61" calcext:value-type="float">
            <text:p>-61</text:p>
          </table:table-cell>
          <table:table-cell table:style-name="ce45" table:formula="of:=[.$C$6]*([.J3]-[.$C$7])*([.J3]-[.$C$7])+[.$C$8]" office:value-type="float" office:value="-74" calcext:value-type="float">
            <text:p>-74</text:p>
          </table:table-cell>
          <table:table-cell table:style-name="ce45" table:formula="of:=[.$C$6]*([.K3]-[.$C$7])*([.K3]-[.$C$7])+[.$C$8]" office:value-type="float" office:value="-89" calcext:value-type="float">
            <text:p>-89</text:p>
          </table:table-cell>
          <table:table-cell table:style-name="ce45" table:formula="of:=[.$C$6]*([.L3]-[.$C$7])*([.L3]-[.$C$7])+[.$C$8]" office:value-type="float" office:value="-106" calcext:value-type="float">
            <text:p>-106</text:p>
          </table:table-cell>
          <table:table-cell table:style-name="ce45" table:formula="of:=[.$C$6]*([.M3]-[.$C$7])*([.M3]-[.$C$7])+[.$C$8]" office:value-type="float" office:value="-125" calcext:value-type="float">
            <text:p>-125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8">
          <table:table-cell/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-1" calcext:value-type="float">
            <text:p>-1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8">
          <table:table-cell/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-5" calcext:value-type="float">
            <text:p>-5</text:p>
          </table:table-cell>
          <table:table-cell table:number-columns-repeated="1021"/>
        </table:table-row>
        <table:table-row table:style-name="ro8">
          <table:table-cell/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-25" calcext:value-type="float">
            <text:p>-25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5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2" table:formula="of:=RADIANS([.A6])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2" table:formula="of:=RADIANS([.A7])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2" table:formula="of:=RADIANS([.A8])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2" table:formula="of:=RADIANS([.A9])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2" table:formula="of:=RADIANS([.A10])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2" table:formula="of:=RADIANS([.A11])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2" table:formula="of:=RADIANS([.A12])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22" table:formula="of:=RADIANS([.A13])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22" table:formula="of:=RADIANS([.A14])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22" table:formula="of:=RADIANS([.A15])" office:value-type="float" office:value="1.5707963267949" calcext:value-type="float">
            <text:p>1,57</text:p>
          </table:table-cell>
          <table:table-cell table:style-name="ce22" table:formula="of:=TAN([.B15])" office:value-type="float" office:value="1.63312393531954E+016" calcext:value-type="float">
            <text:p>16331239353195400,00</text:p>
          </table:table-cell>
          <table:table-cell table:number-columns-repeated="102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22" table:formula="of:=RADIANS([.A16])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22" table:formula="of:=RADIANS([.A17])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22" table:formula="of:=RADIANS([.A18])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22" table:formula="of:=RADIANS([.A19])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22" table:formula="of:=RADIANS([.A20])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22" table:formula="of:=RADIANS([.A21])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22" table:formula="of:=RADIANS([.A22])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22" table:formula="of:=RADIANS([.A23])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22" table:formula="of:=RADIANS([.A24])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22" table:formula="of:=RADIANS([.A25])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22" table:formula="of:=RADIANS([.A26])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22" table:formula="of:=RADIANS([.A27])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22" table:formula="of:=RADIANS([.A28])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22" table:formula="of:=RADIANS([.A29])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22" table:formula="of:=RADIANS([.A30])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22" table:formula="of:=RADIANS([.A31])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22" table:formula="of:=RADIANS([.A32])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22" table:formula="of:=RADIANS([.A33])" office:value-type="float" office:value="4.71238898038469" calcext:value-type="float">
            <text:p>4,71</text:p>
          </table:table-cell>
          <table:table-cell table:style-name="ce22" table:formula="of:=TAN([.B33])" office:value-type="float" office:value="5443746451065123" calcext:value-type="float">
            <text:p>5443746451065123,00</text:p>
          </table:table-cell>
          <table:table-cell table:number-columns-repeated="1021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22" table:formula="of:=RADIANS([.A34])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22" table:formula="of:=RADIANS([.A35])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22" table:formula="of:=RADIANS([.A36])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22" table:formula="of:=RADIANS([.A37])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22" table:formula="of:=RADIANS([.A38])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22" table:formula="of:=RADIANS([.A39])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22" table:formula="of:=RADIANS([.A40])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22" table:formula="of:=RADIANS([.A41])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22" table:formula="of:=RADIANS([.A42])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6" draw:text-style-name="P5" svg:width="165.55mm" svg:height="9.96mm" svg:x="0.28mm" svg:y="0.26mm">
            <text:p text:style-name="P4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55.55mm" svg:y="21.06mm">
            <draw:object draw:notify-on-update-of-ranges="Wykres_logarytm.A5:Wykres_logarytm.A34 Wykres_logarytm.B4:Wykres_logarytm.B4 Wykres_logarytm.B5:Wykres_logarytm.B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2" table:formula="of:=LOG([.A14];2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3" calcext:value-type="float">
            <text:p>0,93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17:58:11.97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9T18:12:35.644000000</dc:date>
    <meta:editing-cycles>80</meta:editing-cycles>
    <meta:editing-duration>PT2H25M45S</meta:editing-duration>
    <meta:generator>LibreOffice/6.0.2.1$Windows_x86 LibreOffice_project/f7f06a8f319e4b62f9bc5095aa112a65d2f3ac89</meta:generator>
    <meta:document-statistic meta:table-count="6" meta:cell-count="38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21cm" xlink:href=".." xlink:type="simple" chart:class="chart:scatter" chart:style-name="ch1">
        <chart:title svg:x="5.487cm" svg:y="0.316cm" chart:style-name="ch2">
          <text:p>Wykres funkcji y=ax + b</text:p>
        </chart:title>
        <chart:legend chart:legend-position="end" svg:x="14.454cm" svg:y="4.211cm" style:legend-expansion="high" chart:style-name="ch3"/>
        <chart:plot-area chart:style-name="ch4" table:cell-range-address="Wykres_liniowa1.D8:Wykres_liniowa1.E28 Wykres_liniowa1.E7:Wykres_liniowa1.E7" chart:data-source-has-labels="row" svg:x="1.33cm" svg:y="1.275cm" svg:width="12.805cm" svg:height="6.585cm">
          <chartooo:coordinate-region svg:x="1.568cm" svg:y="1.474cm" svg:width="12.38cm" svg:height="6.187cm"/>
          <chart:axis chart:dimension="x" chart:name="primary-x" chart:style-name="ch5">
            <chart:title svg:x="7.569cm" svg:y="8.04cm" chart:style-name="ch6">
              <text:p>X</text:p>
            </chart:title>
          </chart:axis>
          <chart:axis chart:dimension="y" chart:name="primary-y" chart:style-name="ch5">
            <chart:title svg:x="0.451cm" svg:y="4.73cm" chart:style-name="ch7">
              <text:p>Y</text:p>
            </chart:title>
            <chart:grid chart:style-name="ch8" chart:class="major"/>
          </chart:axis>
          <chart:series chart:style-name="ch9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6cm" chart:style-name="ch2">
          <text:p>Wykres funkcji liniowej</text:p>
        </chart:title>
        <chart:legend chart:legend-position="end" svg:x="14.153cm" svg:y="4.201cm" style:legend-expansion="high" chart:style-name="ch3"/>
        <chart:plot-area chart:style-name="ch4" table:cell-range-address="Wykres_liniowa2.A4:Wykres_liniowa2.B24 Wykres_liniowa2.B3:Wykres_liniowa2.B3" chart:data-source-has-labels="row" svg:x="1.331cm" svg:y="1.275cm" svg:width="12.502cm" svg:height="6.564cm">
          <chartooo:coordinate-region svg:x="1.622cm" svg:y="1.475cm" svg:width="11.971cm" svg:height="5.717cm"/>
          <chart:axis chart:dimension="x" chart:name="primary-x" chart:style-name="ch5">
            <chart:title svg:x="7.419cm" svg:y="8.019cm" chart:style-name="ch6">
              <text:p>X</text:p>
            </chart:title>
          </chart:axis>
          <chart:axis chart:dimension="y" chart:name="primary-y" chart:style-name="ch5">
            <chart:title svg:x="0.451cm" svg:y="4.72cm" chart:style-name="ch7">
              <text:p>Y</text:p>
            </chart:title>
            <chart:grid chart:style-name="ch8" chart:class="major"/>
          </chart:axis>
          <chart:series chart:style-name="ch9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0833333333333342">
                <text:p>0.000833333333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4">
                <text:p>0.01333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4">
                <text:p>0.1408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36cm" svg:y="0.316cm" chart:style-name="ch2">
          <text:p>Wykres funkcji y = ax^2 + bx + c</text:p>
        </chart:title>
        <chart:legend chart:legend-position="end" svg:x="14.471cm" svg:y="4.201cm" style:legend-expansion="high" chart:style-name="ch3"/>
        <chart:plot-area chart:style-name="ch4" table:cell-range-address="Wykres_kwadratowa1.D10:Wykres_kwadratowa1.E30 Wykres_kwadratowa1.E9:Wykres_kwadratowa1.E9" chart:data-source-has-labels="row" svg:x="1.331cm" svg:y="1.275cm" svg:width="12.82cm" svg:height="6.564cm">
          <chartooo:coordinate-region svg:x="1.569cm" svg:y="1.474cm" svg:width="12.395cm" svg:height="5.718cm"/>
          <chart:axis chart:dimension="x" chart:name="primary-x" chart:style-name="ch5">
            <chart:title svg:x="7.578cm" svg:y="8.019cm" chart:style-name="ch6">
              <text:p>X</text:p>
            </chart:title>
          </chart:axis>
          <chart:axis chart:dimension="y" chart:name="primary-y" chart:style-name="ch5">
            <chart:title svg:x="0.451cm" svg:y="4.72cm" chart:style-name="ch7">
              <text:p>Y</text:p>
            </chart:title>
            <chart:grid chart:style-name="ch8" chart:class="major"/>
          </chart:axis>
          <chart:series chart:style-name="ch9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Wykres funkcji log(2) z x</text:p>
        </chart:title>
        <chart:legend chart:legend-position="end" svg:x="13.836cm" svg:y="4.201cm" style:legend-expansion="high" chart:style-name="ch3"/>
        <chart:plot-area chart:style-name="ch4" table:cell-range-address="Wykres_logarytm.A5:Wykres_logarytm.B34 Wykres_logarytm.B4:Wykres_logarytm.B4" chart:data-source-has-labels="row" svg:x="0.32cm" svg:y="1.275cm" svg:width="13.196cm" svg:height="7.545cm">
          <chartooo:coordinate-region svg:x="1.338cm" svg:y="1.475cm" svg:width="11.938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ogarytm.B5:Wykres_logarytm.B34" chart:label-cell-address="Wykres_logarytm.B4:Wykres_logarytm.B4" chart:class="chart:scatter">
            <chart:domain table:cell-range-address="Wykres_logarytm.A5:Wykres_logarytm.A34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2x</text:p>
                <draw:g>
                  <svg:desc>Wykres_logarytm.B4:Wykres_logarytm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25999418556223">
                <text:p>0.925999418556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